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cavenger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An open source program</text:span></text:p>
            <text:p><text:span text:style-name="T1">to fight spam at the source</text:span></text:p>
            <text:p/>
            <text:p>Thomas Mangin</text:p>
            <text:p>Exa Networks</text:p>
            <text:p>UKNOF 12</text:p>
            <text:p>13 Febuary 200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7cm" svg:x="1.4cm" svg:y="0.837cm" presentation:class="title">
          <draw:text-box>
            <text:p>The spam battle - yesterday</text:p>
          </draw:text-box>
        </draw:frame>
        <draw:frame presentation:style-name="pr5" draw:text-style-name="P1" draw:layer="layout" svg:width="25.199cm" svg:height="13.86cm" svg:x="1.4cm" svg:y="4.914cm" presentation:class="subtitle" presentation:user-transformed="true">
          <draw:text-box>
            <text:p text:style-name="P1"><text:span text:style-name="T2">Attackers:</text:span></text:p>
            <text:p text:style-name="P1">Using existing mail servers, open relay</text:p>
            <text:p text:style-name="P1">Few high volume source</text:p>
            <text:p text:style-name="P1"/>
            <text:p text:style-name="P1"><text:span text:style-name="T2">Defenders:</text:span></text:p>
            <text:p text:style-name="P1">scanning for open relay</text:p>
            <text:p text:style-name="P1">Using RBL</text:p>
            <text:p text:style-name="P1"/>
            <text:p text:style-name="P1">→ Trying to block the spam at the sourc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he spam battle - today</text:p>
          </draw:text-box>
        </draw:frame>
        <draw:frame presentation:style-name="pr2" draw:layer="layout" svg:width="25.199cm" svg:height="13.883cm" svg:x="1.4cm" svg:y="4.902cm" presentation:class="subtitle" presentation:user-transformed="true">
          <draw:text-box>
            <text:p text:style-name="P1"><text:span text:style-name="T2">Attackers:</text:span></text:p>
            <text:p text:style-name="P1">Creating their own spam infrastructure</text:p>
            <text:p text:style-name="P1">Lots of “low” volume source</text:p>
            <text:p text:style-name="P1"/>
            <text:p text:style-name="P1"><text:span text:style-name="T2">Defenders:</text:span></text:p>
            <text:p text:style-name="P1">Bots are simple, not RCF compliant</text:p>
            <text:p text:style-name="P1"><text:tab/>Greylisting</text:p>
            <text:p text:style-name="P1"><text:tab/>Checks against sender …</text:p>
            <text:p text:style-name="P1"><text:tab/>Spam traps</text:p>
            <text:p text:style-name="P1"/>
            <text:p text:style-name="P1">→ The defense is now at the receiving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he spam battle tomorrow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 text:style-name="P1"><text:span text:style-name="T2">Attackers:</text:span></text:p>
            <text:p text:style-name="P1">Larger, more clever bots, able bypass greylisting</text:p>
            <text:p text:style-name="P1">Better spam distribution to become more stealthy</text:p>
            <text:p text:style-name="P1"/>
            <text:p text:style-name="P1"><text:span text:style-name="T2">Defenders:</text:span></text:p>
            <text:p text:style-name="P1">Trying to block bots faster, so they send less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What is is the Crystal Ball ? 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 text:style-name="P1"><text:span text:style-name="T2">What will not change:</text:span></text:p>
            <text:p text:style-name="P1">The use for bots</text:p>
            <text:p text:style-name="P1">The use out of date email address database</text:p>
            <text:p text:style-name="P1">compromised machine sending spam but no mail before or after.</text:p>
            <text:p text:style-name="P1"/>
            <text:p text:style-name="P1"><text:span text:style-name="T2">What should change:</text:span></text:p>
            <text:p text:style-name="P1">Postmaster should get help some help from the 'network', spammers do.</text:p>
            <text:p text:style-name="P1">The fight should be brought back to the edg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text-style-name="P2" draw:layer="layout" svg:width="25.199cm" svg:height="13.609cm" svg:x="1.4cm" svg:y="5.039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hank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Richard Clayton for his original idea:</text:p>
            <text:p text:style-name="P1"><text:a xlink:href="http://www.spamhints.org/">http://www.spamhints.org/</text:a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o, what is scavenger ?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 text:style-name="P1"><text:span text:style-name="T2">http://www.thefreedictionary.com/scavenger</text:span></text:p>
            <text:p text:style-name="P1"><text:span text:style-name="T2"/></text:p>
            <text:p text:style-name="P1">Alteration of Middle English scauager, schavager, official charged with street maintenance</text:p>
            <text:p text:style-name="P1"/>
            <text:p text:style-name="P1"><text:span text:style-name="T2">In my book:</text:span></text:p>
            <text:p text:style-name="P1">An carnivore eating Junk</text:p>
            <text:p text:style-name="P1"><text:a xlink:href="http://en.wikipedia.org/wiki/Carnivore_(FBI">http://en.wikipedia.org/wiki/Carnivore_(FBI</text:a>)</text:p>
            <text:p text:style-name="P1"><text:a xlink:href="http://en.wikipedia.org/wiki/Junk_mail">http://en.wikipedia.org/wiki/Junk_mail</text:a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Why am I here ?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1 - stop spam</text:p>
            <text:p text:style-name="P1">2 - ?</text:p>
            <text:p text:style-name="P1">3 – profit :)</text:p>
            <text:p text:style-name="P1"/>
            <text:p text:style-name="P1">Provide a new turn key (nearly) solution</text:p>
            <text:p text:style-name="P1">Get help from the community</text:p>
            <text:p text:style-name="P1">Get a high profile deployment (cleanfeed effect)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text-style-name="P2" draw:layer="layout" svg:width="25.199cm" svg:height="13.609cm" svg:x="1.4cm" svg:y="5.039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pplication Stack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A collection of several application working together through the network</text:p>
            <text:p text:style-name="P1">- mail conversation capture program</text:p>
            <text:p text:style-name="P1">- control (dispatch) server</text:p>
            <text:p text:style-name="P1">- policy server (think postfix policy server)</text:p>
            <text:p text:style-name="P1">- action server (the part no ISP wants the same)</text:p>
            <text:p text:style-name="P1">- a dummy MTA (return 450 on all messages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apture</text:p>
          </draw:text-box>
        </draw:frame>
        <draw:frame presentation:style-name="pr2" draw:text-style-name="P1" draw:layer="layout" svg:width="25.199cm" svg:height="13.883cm" svg:x="1.4cm" svg:y="4.902cm" presentation:class="subtitle" presentation:user-transformed="true">
          <draw:text-box>
            <text:p text:style-name="P1">libpcap based application</text:p>
            <text:p text:style-name="P1">keep a track of the smtp conversation:</text:p>
            <text:p text:style-name="P1"><text:tab/>- client command, parameter</text:p>
            <text:p text:style-name="P1"><text:tab/><text:tab/>EHLO [127.0.0.1]</text:p>
            <text:p text:style-name="P1"><text:tab/><text:tab/>MAIL FROM: &lt;user@domain.com&gt;</text:p>
            <text:p text:style-name="P1"><text:tab/>- mail server answers</text:p>
            <text:p text:style-name="P1"><text:tab/><text:tab/>250 Please to meet you</text:p>
            <text:p text:style-name="P1"><text:tab/><text:tab/>550 user does not exists here</text:p>
            <text:p text:style-name="P1">Ignore the body of the mail</text:p>
            <text:p text:style-name="P1">for each command transmit a UDP packet to the dispatching server 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DP Message Captured</text:p>
          </draw:text-box>
        </draw:frame>
        <draw:frame presentation:style-name="pr5" draw:text-style-name="P4" draw:layer="layout" svg:width="25.199cm" svg:height="13.86cm" svg:x="1.4cm" svg:y="4.914cm" presentation:class="subtitle">
          <draw:text-box>
            <text:p text:style-name="P4"><text:span text:style-name="T3">key=value structure, with the following keys (in no particular order)</text:span></text:p>
            <text:p text:style-name="P4"><text:span text:style-name="T3">for each unique si:sp → di:dp</text:span></text:p>
            <text:p text:style-name="P4"><text:span text:style-name="T3"/></text:p>
            <text:p text:style-name="P4"><text:span text:style-name="T3">in=unique random id (identifying the SMTP conversation)</text:span></text:p>
            <text:p text:style-name="P4"><text:span text:style-name="T3">si=source IP, the potential bot</text:span></text:p>
            <text:p text:style-name="P4"><text:span text:style-name="T3">di=destination IP, mail server contacted</text:span></text:p>
            <text:p text:style-name="P4"><text:span text:style-name="T3">he=EHLO/HELO string</text:span></text:p>
            <text:p text:style-name="P4"><text:span text:style-name="T3">st=state (HELO,MAIL,RCPT,DATA,END-OF-DATA)</text:span></text:p>
            <text:p text:style-name="P4"><text:span text:style-name="T3">re=last recpient email address</text:span></text:p>
            <text:p text:style-name="P4"><text:span text:style-name="T3">rc=number of recpient in the mail</text:span></text:p>
            <text:p text:style-name="P4"><text:span text:style-name="T3">se=sender email address</text:span></text:p>
            <text:p text:style-name="P4"><text:span text:style-name="T3">co=smtp response code</text:span></text:p>
            <text:p text:style-name="P4"/>
            <text:p text:style-name="P4">we do not track smtp auth at this point (but it is possible and trivial to add) as we match what a postfix policy daemon do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Example capture</text:p>
          </draw:text-box>
        </draw:frame>
        <draw:frame presentation:style-name="pr2" draw:text-style-name="P4" draw:layer="layout" svg:width="25.199cm" svg:height="13.609cm" svg:x="1.4cm" svg:y="5.039cm" presentation:class="subtitle" presentation:user-transformed="true">
          <draw:text-box>
            <text:p text:style-name="P4"><text:span text:style-name="T3">Mail conversation</text:span></text:p>
            <text:p text:style-name="P4"><text:span text:style-name="T3"/></text:p>
            <text:p text:style-name="P4"><text:span text:style-name="T3">220 mail server listing</text:span></text:p>
            <text:p text:style-name="P4"><text:span text:style-name="T3">HELO [127.0.0.1]</text:span></text:p>
            <text:p text:style-name="P4"><text:span text:style-name="T3">250 mx.domain.com</text:span></text:p>
            <text:p text:style-name="P4"><text:span text:style-name="T3">MAIL FROM: test@domain.com</text:span></text:p>
            <text:p text:style-name="P4"><text:span text:style-name="T3">250 2.1.0 Ok</text:span></text:p>
            <text:p text:style-name="P4"><text:span text:style-name="T3">RCPT TO: user@spammed.com</text:span></text:p>
            <text:p text:style-name="P4"><text:span text:style-name="T3">550 5.7.1 &lt;user@spammed.com&gt;: Recipient address rejected: no such </text:span></text:p>
            <text:p text:style-name="P4"><text:span text:style-name="T3">&lt;Disconnecti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DP Messages Sent</text:p>
          </draw:text-box>
        </draw:frame>
        <draw:frame presentation:style-name="pr2" draw:text-style-name="P4" draw:layer="layout" svg:width="8.1cm" svg:height="13.609cm" svg:x="1.4cm" svg:y="5.039cm" presentation:class="subtitle" presentation:user-transformed="true">
          <draw:text-box>
            <text:p text:style-name="P4"><text:span text:style-name="T3">co=250</text:span></text:p>
            <text:p text:style-name="P4"><text:span text:style-name="T3">di=4.3.2.1</text:span></text:p>
            <text:p text:style-name="P4"><text:span text:style-name="T3">rc=0</text:span></text:p>
            <text:p text:style-name="P4"><text:span text:style-name="T3">st=EHLO</text:span></text:p>
            <text:p text:style-name="P4"><text:span text:style-name="T3">re=</text:span></text:p>
            <text:p text:style-name="P4"><text:span text:style-name="T3">si=1.2.3.4</text:span></text:p>
            <text:p text:style-name="P4"><text:span text:style-name="T3">in=01.3c6b.4e.c0c3</text:span></text:p>
            <text:p text:style-name="P4"><text:span text:style-name="T3">se=</text:span></text:p>
            <text:p text:style-name="P4"><text:span text:style-name="T3">he=[127.0.0.1]</text:span></text:p>
          </draw:text-box>
        </draw:frame>
        <draw:frame presentation:style-name="pr2" draw:layer="layout" svg:width="8.1cm" svg:height="13.609cm" svg:x="8.9cm" svg:y="5cm">
          <draw:text-box>
            <text:p text:style-name="P4"><text:span text:style-name="T3">co=250</text:span></text:p>
            <text:p text:style-name="P4"><text:span text:style-name="T3">di=4.3.2.1</text:span></text:p>
            <text:p text:style-name="P4"><text:span text:style-name="T3">rc=0</text:span></text:p>
            <text:p text:style-name="P4"><text:span text:style-name="T3">st=MAIL</text:span></text:p>
            <text:p text:style-name="P4"><text:span text:style-name="T3">re=</text:span></text:p>
            <text:p text:style-name="P4"><text:span text:style-name="T3">si=1.2.3.4</text:span></text:p>
            <text:p text:style-name="P4"><text:span text:style-name="T3">in=01.3c6b.4e.c0c3</text:span></text:p>
            <text:p text:style-name="P4"><text:span text:style-name="T3">se=test@domain.com</text:span></text:p>
            <text:p text:style-name="P4"><text:span text:style-name="T3">he=[127.0.0.1]</text:span></text:p>
          </draw:text-box>
        </draw:frame>
        <draw:frame presentation:style-name="pr2" draw:layer="layout" svg:width="9cm" svg:height="13.609cm" svg:x="17.5cm" svg:y="4.891cm">
          <draw:text-box>
            <text:p text:style-name="P4"><text:span text:style-name="T3">co=550</text:span></text:p>
            <text:p text:style-name="P4"><text:span text:style-name="T3">di=4.3.2.1</text:span></text:p>
            <text:p text:style-name="P4"><text:span text:style-name="T3">rc=1</text:span></text:p>
            <text:p text:style-name="P4"><text:span text:style-name="T3">st=RCPT</text:span></text:p>
            <text:p text:style-name="P4"><text:span text:style-name="T3">re=user@spammed.com</text:span></text:p>
            <text:p text:style-name="P4"><text:span text:style-name="T3">si=1.2.3.4</text:span></text:p>
            <text:p text:style-name="P4"><text:span text:style-name="T3">in=01.3c6b.4e.c0c3</text:span></text:p>
            <text:p text:style-name="P4"><text:span text:style-name="T3">se=test@domain.com</text:span></text:p>
            <text:p text:style-name="P4"><text:span text:style-name="T3">he=[127.0.0.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ntrol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Receive the UDP message from a capture source</text:p>
            <text:p text:style-name="P1">Figure out a policy server for that sender (currently hash on sender IP)</text:p>
            <text:p text:style-name="P1">Generate a TCP message for that policy server with the same information as the UDP contained</text:p>
            <text:p text:style-name="P1">Wait for the answer from the policy server</text:p>
            <text:p text:style-name="P1">If the policy server reports it is spam</text:p>
            <text:p text:style-name="P1">Generate a message TCP message to action server, so bothering the policy server with new mess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olicy Daemon</text:p>
          </draw:text-box>
        </draw:frame>
        <draw:frame presentation:style-name="pr2" draw:text-style-name="P5" draw:layer="layout" svg:width="25.199cm" svg:height="14.351cm" svg:x="1.4cm" svg:y="4.668cm" presentation:class="subtitle" presentation:user-transformed="true">
          <draw:text-box>
            <text:p text:style-name="P5"><text:span text:style-name="T4">Based on the code of Exa's internal Postfix Policy Delegation Daemon</text:span></text:p>
            <text:p text:style-name="P5"><text:span text:style-name="T4"><text:a xlink:href="http://www.postfix.org/SMTPD_POLICY_README.html">http://www.postfix.org/SMTPD_POLICY_README.html</text:a></text:span></text:p>
            <text:p text:style-name="P5"><text:span text:style-name="T4"/></text:p>
            <text:p text:style-name="P5"><text:span text:style-name="T4">Changes:</text:span></text:p>
            <text:p text:style-name="P5"><text:span text:style-name="T4">request=scavenger_access_policy (not smtpd_access_policy)</text:span></text:p>
            <text:p text:style-name="P5"><text:span text:style-name="T4"/></text:p>
            <text:p text:style-name="P5"><text:span text:style-name="T4">Added:</text:span></text:p>
            <text:p text:style-name="P5"><text:span text:style-name="T4">code=&lt;”co” in capture&gt;</text:span></text:p>
            <text:p text:style-name="P5"><text:span text:style-name="T4">server_address=&lt;”si” in capture&gt;</text:span></text:p>
            <text:p text:style-name="P5"><text:span text:style-name="T4"/></text:p>
            <text:p text:style-name="P5"><text:span text:style-name="T4">Returns:</text:span></text:p>
            <text:p text:style-name="P5"><text:span text:style-name="T4">action=DUNNO (like postfix)</text:span></text:p>
            <text:p text:style-name="P5"><text:span text:style-name="T4">action=BLOCK &lt;duration&gt; &lt;reas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ct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p>TB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'Complex' topology example</text:p>
          </draw:text-box>
        </draw:frame>
        <draw:frame presentation:style-name="pr2" draw:text-style-name="P2" draw:layer="layout" svg:width="25.199cm" svg:height="13.609cm" svg:x="1.4cm" svg:y="5.039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LICENCE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 text:style-name="P1">Affero GPL:</text:p>
            <text:p text:style-name="P1"><text:tab/>- if you modify/improve it, I want to for everyone</text:p>
            <text:p text:style-name="P1"/>
            <text:p text:style-name="P1">The one wire protocol is a clear separation, with no risk of 'derivated work effect', so you can rewrite part of or new program to integrate with the stack in whatever licence.</text:p>
            <text:p text:style-name="P1"/>
            <text:p text:style-name="P1">AFAIK, IMNAL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mplementation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 text:style-name="P1">Python, tested with version 2.5.2</text:p>
            <text:p text:style-name="P1">Twisted Matrix, event-driven networking engine</text:p>
            <text:p text:style-name="P1">Python packet capture library (pcap)</text:p>
            <text:p text:style-name="P1">Python dump packet module (dpkt)</text:p>
            <text:p text:style-name="P1">Optional:</text:p>
            <text:p text:style-name="P1"><text:tab/>MySQL with the python MySQLdb module</text:p>
            <text:p text:style-name="P1"><text:tab/>Postgresql with the python pgdb module</text:p>
            <text:p text:style-name="P1">To replace the python built-in sqlite3 databas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1T09:51:11</meta:creation-date>
    <dc:date>2009-01-11T18:07:21</dc:date>
    <meta:editing-duration>PT08H16M10S</meta:editing-duration>
    <meta:editing-cycles>36</meta:editing-cycles>
    <meta:generator>OpenOffice.org/3.0$Unix OpenOffice.org_project/300m9$Build-9358</meta:generator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